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ComponentContext.deregisterExternalEndpoint(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ComponentContext.deactivateEndpoint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ComponentContext.getInstall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get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ServiceUnitAnalyzer.getBeanFactoryPostProcessors( String absolu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mmyComponentContext.getDelivery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getMBean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ServiceUnitAnalyzer.getProvides( 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r181ServiceUnitAnalyzer.getXBea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ServiceUnitAnalyzer.isValidEndpoint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resolveEndpointReference( DocumentFragment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getLogger( String suffix , String resourceBund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getEndpoint( QName servic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ServiceUnitAnalyzer.getConsumes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getEndpoints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getMBea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getExternalEndpoints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getNaming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getExternalEndpoints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registerExternalEndpoint(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ummyComponentContext.getEndpointDescriptor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activateEndpoint( QName serviceName ,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getWorkspace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getEndpoints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ComponentContext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